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fe0d6" officeooo:paragraph-rsid="001cc6e8"/>
    </style:style>
    <style:style style:name="P2" style:family="paragraph" style:parent-style-name="Standard">
      <style:paragraph-properties fo:text-align="center" style:justify-single-word="false"/>
      <style:text-properties officeooo:rsid="001ea186" officeooo:paragraph-rsid="001ea186"/>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officeooo:paragraph-rsid="001cc6e8"/>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0.5pt" fo:letter-spacing="normal" fo:font-style="normal" fo:font-weight="normal" officeooo:rsid="001fe0d6" officeooo:paragraph-rsid="001cc6e8"/>
    </style:style>
    <style:style style:name="P5" style:family="paragraph" style:parent-style-name="List_20_Paragraph">
      <style:paragraph-properties fo:margin-left="2.54cm" fo:margin-right="0cm" fo:text-indent="0cm" style:auto-text-indent="false"/>
      <style:text-properties officeooo:paragraph-rsid="001ea186"/>
    </style:style>
    <style:style style:name="P6" style:family="paragraph" style:parent-style-name="List_20_Paragraph">
      <style:paragraph-properties fo:margin-left="2.54cm" fo:margin-right="0cm" fo:text-indent="0cm" style:auto-text-indent="false"/>
      <style:text-properties officeooo:rsid="00208e71" officeooo:paragraph-rsid="00208e71"/>
    </style:style>
    <style:style style:name="P7" style:family="paragraph" style:parent-style-name="List_20_Paragraph">
      <style:paragraph-properties fo:margin-left="2.54cm" fo:margin-right="0cm" fo:text-indent="0cm" style:auto-text-indent="false"/>
      <style:text-properties officeooo:paragraph-rsid="0023488b"/>
    </style:style>
    <style:style style:name="P8" style:family="paragraph" style:parent-style-name="List_20_Paragraph">
      <style:paragraph-properties fo:margin-left="2.54cm" fo:margin-right="0cm" fo:text-indent="0cm" style:auto-text-indent="false"/>
      <style:text-properties fo:font-variant="normal" fo:text-transform="none" fo:color="#000000" style:font-name="Liberation Serif" fo:font-size="12pt" fo:letter-spacing="normal" fo:font-style="normal" fo:font-weight="normal" officeooo:rsid="00270c3f" officeooo:paragraph-rsid="00270c3f" style:font-size-asian="12pt" style:font-size-complex="12pt"/>
    </style:style>
    <style:style style:name="P9" style:family="paragraph" style:parent-style-name="List_20_Paragraph">
      <style:paragraph-properties fo:margin-left="2.54cm" fo:margin-right="0cm" fo:text-indent="0cm" style:auto-text-indent="false"/>
      <style:text-properties fo:font-variant="normal" fo:text-transform="none" fo:color="#000000" style:font-name="Liberation Serif" fo:font-size="12pt" fo:letter-spacing="normal" fo:font-style="normal" fo:font-weight="normal" officeooo:paragraph-rsid="0023488b" style:font-size-asian="12pt" style:font-size-complex="12pt"/>
    </style:style>
    <style:style style:name="P10" style:family="paragraph" style:parent-style-name="List_20_Paragraph">
      <style:paragraph-properties fo:margin-left="2.54cm" fo:margin-right="0cm" fo:text-indent="0cm" style:auto-text-indent="false"/>
      <style:text-properties officeooo:rsid="0027f02b" officeooo:paragraph-rsid="0027f02b"/>
    </style:style>
    <style:style style:name="P11" style:family="paragraph" style:parent-style-name="Standard">
      <style:text-properties officeooo:rsid="00371fc5" officeooo:paragraph-rsid="00371fc5"/>
    </style:style>
    <style:style style:name="P12" style:family="paragraph" style:parent-style-name="Standard">
      <style:text-properties officeooo:paragraph-rsid="00371fc5"/>
    </style:style>
    <style:style style:name="P13" style:family="paragraph" style:parent-style-name="List_20_Paragraph" style:list-style-name="WWNum1">
      <style:text-properties officeooo:paragraph-rsid="001ea186"/>
    </style:style>
    <style:style style:name="P14" style:family="paragraph" style:parent-style-name="List_20_Paragraph" style:list-style-name="WWNum1">
      <style:text-properties officeooo:paragraph-rsid="00389d2b"/>
    </style:style>
    <style:style style:name="P15" style:family="paragraph" style:parent-style-name="List_20_Paragraph" style:list-style-name="WWNum1">
      <style:text-properties officeooo:rsid="00208e71" officeooo:paragraph-rsid="001ea186"/>
    </style:style>
    <style:style style:name="P16" style:family="paragraph" style:parent-style-name="List_20_Paragraph" style:list-style-name="WWNum1">
      <style:text-properties officeooo:rsid="00395211" officeooo:paragraph-rsid="00395211"/>
    </style:style>
    <style:style style:name="P17" style:family="paragraph" style:parent-style-name="List_20_Paragraph" style:list-style-name="L1">
      <style:paragraph-properties fo:margin-left="2.54cm" fo:margin-right="0cm" fo:text-indent="0cm" style:auto-text-indent="false"/>
      <style:text-properties officeooo:rsid="0027f02b" officeooo:paragraph-rsid="0027f02b"/>
    </style:style>
    <style:style style:name="P18" style:family="paragraph" style:parent-style-name="List_20_Paragraph" style:list-style-name="L1">
      <style:paragraph-properties fo:margin-left="2.54cm" fo:margin-right="0cm" fo:text-indent="0cm" style:auto-text-indent="false"/>
      <style:text-properties officeooo:rsid="0029a77c" officeooo:paragraph-rsid="0029a77c"/>
    </style:style>
    <style:style style:name="P19" style:family="paragraph" style:parent-style-name="List_20_Paragraph">
      <style:paragraph-properties fo:margin-left="2.54cm" fo:margin-right="0cm" fo:text-indent="0cm" style:auto-text-indent="false"/>
      <style:text-properties officeooo:rsid="002a0a2c" officeooo:paragraph-rsid="002a0a2c"/>
    </style:style>
    <style:style style:name="P20" style:family="paragraph" style:parent-style-name="List_20_Paragraph">
      <style:paragraph-properties fo:margin-left="2.54cm" fo:margin-right="0cm" fo:text-indent="0cm" style:auto-text-indent="false"/>
      <style:text-properties officeooo:rsid="003298b9" officeooo:paragraph-rsid="003298b9"/>
    </style:style>
    <style:style style:name="P21" style:family="paragraph" style:parent-style-name="List_20_Paragraph">
      <style:paragraph-properties fo:margin-left="2.54cm" fo:margin-right="0cm" fo:text-indent="0cm" style:auto-text-indent="false"/>
      <style:text-properties officeooo:rsid="0033fad2" officeooo:paragraph-rsid="0033fad2"/>
    </style:style>
    <style:style style:name="P22" style:family="paragraph" style:parent-style-name="List_20_Paragraph">
      <style:paragraph-properties fo:margin-left="2.54cm" fo:margin-right="0cm" fo:text-indent="0cm" style:auto-text-indent="false"/>
      <style:text-properties officeooo:paragraph-rsid="001ea186"/>
    </style:style>
    <style:style style:name="P23" style:family="paragraph" style:parent-style-name="List_20_Paragraph" style:list-style-name="L2">
      <style:paragraph-properties fo:margin-left="2.54cm" fo:margin-right="0cm" fo:text-indent="0cm" style:auto-text-indent="false"/>
      <style:text-properties officeooo:rsid="00369449" officeooo:paragraph-rsid="00369449"/>
    </style:style>
    <style:style style:name="P24" style:family="paragraph" style:parent-style-name="List_20_Paragraph" style:list-style-name="L2">
      <style:paragraph-properties fo:margin-left="2.54cm" fo:margin-right="0cm" fo:text-indent="0cm" style:auto-text-indent="false"/>
      <style:text-properties officeooo:rsid="00371fc5" officeooo:paragraph-rsid="00371fc5"/>
    </style:style>
    <style:style style:name="P25" style:family="paragraph" style:parent-style-name="List_20_Paragraph">
      <style:paragraph-properties fo:margin-left="2.54cm" fo:margin-right="0cm" fo:text-indent="0cm" style:auto-text-indent="false"/>
      <style:text-properties officeooo:rsid="00389d2b" officeooo:paragraph-rsid="00389d2b"/>
    </style:style>
    <style:style style:name="P26" style:family="paragraph" style:parent-style-name="List_20_Paragraph">
      <style:paragraph-properties fo:margin-left="2.54cm" fo:margin-right="0cm" fo:text-indent="0cm" style:auto-text-indent="false"/>
      <style:text-properties officeooo:paragraph-rsid="00389d2b"/>
    </style:style>
    <style:style style:name="P27" style:family="paragraph" style:parent-style-name="List_20_Paragraph">
      <style:paragraph-properties fo:margin-left="2.54cm" fo:margin-right="0cm" fo:text-indent="0cm" style:auto-text-indent="false"/>
      <style:text-properties style:font-name="Liberation Serif" fo:font-size="12pt" officeooo:rsid="003a5573" officeooo:paragraph-rsid="003a5573" style:font-size-asian="10.5pt" style:font-size-complex="12pt"/>
    </style:style>
    <style:style style:name="T1" style:family="text">
      <style:text-properties officeooo:rsid="001cc6e8"/>
    </style:style>
    <style:style style:name="T2" style:family="text">
      <style:text-properties officeooo:rsid="002255bb"/>
    </style:style>
    <style:style style:name="T3" style:family="text">
      <style:text-properties officeooo:rsid="0023488b"/>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monospace" fo:font-size="10.5pt" fo:letter-spacing="normal" fo:font-style="normal" fo:font-weight="normal"/>
    </style:style>
    <style:style style:name="T6" style:family="text">
      <style:text-properties fo:font-variant="normal" fo:text-transform="none" fo:color="#000000" style:font-name="monospace" fo:font-size="10.5pt" fo:letter-spacing="normal" fo:font-style="normal" fo:font-weight="normal" officeooo:rsid="00389d2b"/>
    </style:style>
    <style:style style:name="T7" style:family="text">
      <style:text-properties fo:font-variant="normal" fo:text-transform="none" fo:color="#000000" style:font-name="Liberation Serif" fo:font-size="12pt" fo:letter-spacing="normal" fo:font-style="normal" fo:font-weight="normal" officeooo:rsid="00389d2b" style:font-size-asian="12pt" style:font-size-complex="12pt"/>
    </style:style>
    <style:style style:name="T8" style:family="text">
      <style:text-properties fo:font-variant="normal" fo:text-transform="none" fo:color="#000000" fo:font-size="10.5pt" fo:letter-spacing="normal" fo:font-style="normal" fo:font-weight="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3b3cdd"/>
    </style:style>
    <style:style style:name="T11" style:family="text">
      <style:text-properties officeooo:rsid="002b0900"/>
    </style:style>
    <style:style style:name="T12" style:family="text">
      <style:text-properties officeooo:rsid="002fcc31"/>
    </style:style>
    <style:style style:name="T13" style:family="text">
      <style:text-properties officeooo:rsid="0033fad2"/>
    </style:style>
    <style:style style:name="T14" style:family="text">
      <style:text-properties officeooo:rsid="00354958"/>
    </style:style>
    <style:style style:name="T15" style:family="text">
      <style:text-properties officeooo:rsid="00371fc5"/>
    </style:style>
    <style:style style:name="T16" style:family="text">
      <style:text-properties officeooo:rsid="00389d2b"/>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 4020 – MACHINE LEARNIG LAB</text:p>
      <text:p text:style-name="P1">FACULTY : PROF. SUGANYA G</text:p>
      <text:p text:style-name="P1">DHRUBANKA DUTTA – 17BCE1019</text:p>
      <text:p text:style-name="P1">L – 11,12 , <text:span text:style-name="T1">30</text:span>.7.19</text:p>
      <text:p text:style-name="P4">BASIC JUPYTER NOTEBOOK</text:p>
      <text:p text:style-name="P3"/>
      <text:p text:style-name="P2">Linear Regression</text:p>
      <text:list xml:id="list2713900239" text:style-name="WWNum1">
        <text:list-item>
          <text:p text:style-name="P13">Abstract </text:p>
        </text:list-item>
      </text:list>
      <text:p text:style-name="P6">Linear regression is used for modeling of a relationship between one or more dependent variables and one or more independent variables. <text:span text:style-name="T2">This is used when the data is continuous . This can be applied only on numerical data. </text:span></text:p>
      <text:p text:style-name="P7"><text:span text:style-name="T3">Linear regression is useful for finding relationship between two continuous variables. The purpose is to measure to what extent there is a linear relationship between variables. </text:span><text:span text:style-name="T4">In particular, the purpose of linear regression is to "predict" the value of the dependent variable based upon the values of one or more independent variables.</text:span></text:p>
      <text:p text:style-name="P8">The historical relationship between an independent and dependent variable to predict the future values of the dependent variable. Using the values of the independent variable and the corresponding dependent variable, the relation between these is found out. This relation is applied to other future independent variables to predict the dependent variable. </text:p>
      <text:p text:style-name="P9"/>
      <text:list xml:id="list144510104437914" text:continue-numbering="true" text:style-name="WWNum1">
        <text:list-item>
          <text:p text:style-name="P13">Introduction</text:p>
        </text:list-item>
      </text:list>
      <text:p text:style-name="P5">Discuss the usage of the concept in the real world</text:p>
      <text:p text:style-name="P10">The concept of linear regression is used in the following fields : </text:p>
      <text:list xml:id="list3486783230" text:style-name="L1">
        <text:list-item>
          <text:p text:style-name="P17">It is used in the prediciton of sale of products in the future based on current demand and sales.</text:p>
        </text:list-item>
        <text:list-item>
          <text:p text:style-name="P17">Sports analysis uses linear regression to predict the final scores of mathces based on previous performances. </text:p>
        </text:list-item>
        <text:list-item>
          <text:p text:style-name="P18">Stock markets use linear regression to predict the rise and fail of prices based on the companies based on current trends.</text:p>
        </text:list-item>
      </text:list>
      <text:list xml:id="list144509807029149" text:continue-list="list144510104437914" text:style-name="WWNum1">
        <text:list-item>
          <text:p text:style-name="P13">Methodology</text:p>
        </text:list-item>
      </text:list>
      <text:p text:style-name="P19">First the <text:span text:style-name="T12">in</text:span>dependent variable and the <text:span text:style-name="T12">coressponding </text:span>depende<text:span text:style-name="T12">nt variables are collected. Using these variables the relation between the dependent variable and independent variable is determined. The final result we get is the formula :</text:span></text:p>
      <text:p text:style-name="P20">y = mx+c. Here m is the slope of the line w.r.t the x axis. c is the intercept of the line on the y axis. x and Y are the independent and dependent variables respectively. </text:p>
      <text:p text:style-name="P20"><text:span text:style-name="T13">(</text:span>If there are more than <text:span text:style-name="T13">two variables then these variables are reduced to two using dimensionality reduction.)</text:span> </text:p>
      <text:p text:style-name="P21">Using the equation obtained , the values of the dependent variables are predicted. <text:span text:style-name="T14">The diference between the actual value and the predicted value is called as the error of the prediction.</text:span></text:p>
      <text:list xml:id="list144510295229668" text:continue-numbering="true" text:style-name="WWNum1">
        <text:list-item>
          <text:p text:style-name="P15">Data set</text:p>
        </text:list-item>
      </text:list>
      <text:p text:style-name="P5"><text:span text:style-name="T11">The dataset </text:span><text:bookmark text:name="_GoBack"/><text:span text:style-name="T11">describes the amount of different compounds present in the fuel tank. The dependent variables are the amount of these compounds released to the atmosphere when the fuel is burnt.</text:span></text:p>
      <text:p text:style-name="P5"/>
      <text:p text:style-name="P5"/>
      <text:p text:style-name="P5"/>
      <text:list xml:id="list144510590710011" text:continue-numbering="true" text:style-name="WWNum1">
        <text:list-item>
          <text:p text:style-name="P13"><text:soft-page-break/>Algorithm</text:p>
        </text:list-item>
      </text:list>
      <text:list xml:id="list2465090514" text:style-name="L2">
        <text:list-item>
          <text:p text:style-name="P23">Collect data points <text:span text:style-name="T15">in the vector space</text:span></text:p>
        </text:list-item>
        <text:list-item>
          <text:p text:style-name="P24">Find the trend between the dependent and independent variables</text:p>
        </text:list-item>
        <text:list-item>
          <text:p text:style-name="P24">Fit a line to the points</text:p>
        </text:list-item>
        <text:list-item>
          <text:p text:style-name="P24">Calculate the difference between the real and predicted values</text:p>
        </text:list-item>
        <text:list-item>
          <text:p text:style-name="P24">Shift the line accordingly</text:p>
        </text:list-item>
        <text:list-item>
          <text:p text:style-name="P24">Repeat c – e till the difference between real and predicted value is the least</text:p>
        </text:list-item>
      </text:list>
      <text:list xml:id="list144509600571104" text:continue-list="list144510590710011" text:style-name="WWNum1">
        <text:list-item>
          <text:p text:style-name="P13">Results and Analysis</text:p>
          <text:list>
            <text:list-header>
              <text:p text:style-name="P14"><text:span text:style-name="T16">Split of training and test : Error </text:span></text:p>
            </text:list-header>
          </text:list>
        </text:list-item>
      </text:list>
      <text:p text:style-name="P26"><text:span text:style-name="T16">Error for split of 50-50 : </text:span><text:span text:style-name="T5">1.4458503511903035e-31</text:span></text:p>
      <text:p text:style-name="P26"><text:span text:style-name="T7">Error for split of 60-40</text:span><text:span text:style-name="T6"> : </text:span><text:span text:style-name="T5">1.5672535101362203e-31</text:span></text:p>
      <text:p text:style-name="P26"><text:span text:style-name="T15">Error for split of 70-30 : </text:span><text:span text:style-name="T5">1.2915146275075994e-31</text:span></text:p>
      <text:p text:style-name="P26"><text:span text:style-name="T16">Error for split of 80-20 : </text:span><text:span text:style-name="T5">1.8630170559175712e-31</text:span></text:p>
      <text:p text:style-name="P26"><text:span text:style-name="T16">Error for split of 90-10 : </text:span><text:span text:style-name="T5">2.9144837383138983e-31</text:span></text:p>
      <text:p text:style-name="P26"><text:span text:style-name="T5"/></text:p>
      <text:p text:style-name="P27"><text:span text:style-name="T9">The error is least </text:span><text:span text:style-name="T10">for the 70-30 split of the dataset. </text:span></text:p>
      <text:p text:style-name="P25"/>
      <text:list xml:id="list144509126647023" text:continue-numbering="true" text:style-name="WWNum1">
        <text:list-item>
          <text:p text:style-name="P13">Conclusion</text:p>
          <text:list>
            <text:list-header>
              <text:p text:style-name="P16">For this dataset the optimal split will be around the 70-30 as above and below that range the error starts increasing due to overfitting and underfitting respectively.</text:p>
            </text:list-header>
          </text:list>
        </text:list-item>
        <text:list-item>
          <text:p text:style-name="P13">References</text:p>
        </text:list-item>
      </text:list>
      <text:p text:style-name="P12"><text:span text:style-name="T15">Pseudocode : </text:span><text:a xlink:type="simple" xlink:href="https://www.cs.upc.edu/~marias/teaching/ml/1regression.pdf" text:style-name="Internet_20_link" text:visited-style-name="Visited_20_Internet_20_Link">https://www.cs.upc.edu/~marias/teaching/ml/1regression.pdf</text:a></text:p>
      <text:p text:style-name="P11">Definition : <text:a xlink:type="simple" xlink:href="https://towardsdatascience.com/linear-regression-detailed-view-ea73175f6e86" text:style-name="Internet_20_link" text:visited-style-name="Visited_20_Internet_20_Link">https://towardsdatascience.com/linear-regression-detailed-view-ea73175f6e86</text:a> </text:p>
      <text:p text:style-name="P11"><text:a xlink:type="simple" xlink:href="http://www.stat.yale.edu/Courses/1997-98/101/linreg.htm" text:style-name="Internet_20_link" text:visited-style-name="Visited_20_Internet_20_Link">http://www.stat.yale.edu/Courses/1997-98/101/linreg.ht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12:32.391526931</meta:creation-date>
    <dc:date>2019-08-03T14:45:09.003986452</dc:date>
    <meta:editing-duration>PT1H16M20S</meta:editing-duration>
    <meta:editing-cycles>15</meta:editing-cycles>
    <meta:generator>LibreOffice/6.2.5.2$Linux_X86_64 LibreOffice_project/20$Build-2</meta:generator>
    <meta:document-statistic meta:table-count="0" meta:image-count="0" meta:object-count="0" meta:page-count="2" meta:paragraph-count="44" meta:word-count="554" meta:character-count="3528" meta:non-whitespace-character-count="3020"/>
  </office:meta>
</office:document-meta>
</file>